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0096d4"/>
    </style:style>
    <style:style style:name="gr2" style:family="graphic" style:parent-style-name="standard">
      <style:graphic-properties svg:stroke-width="0.001cm" svg:stroke-color="#aae6ff" draw:fill="none" draw:fill-color="#ffffff" fo:padding-top="-0.049cm" fo:padding-bottom="-0.049cm" fo:padding-left="-0.049cm" fo:padding-right="-0.049cm"/>
    </style:style>
    <style:style style:name="gr3" style:family="graphic" style:parent-style-name="standard">
      <style:graphic-properties draw:stroke="none" svg:stroke-width="0.001cm" draw:fill-color="#005a80"/>
    </style:style>
    <style:style style:name="gr4" style:family="graphic" style:parent-style-name="standard">
      <style:graphic-properties svg:stroke-width="0.001cm" svg:stroke-color="#003c55" draw:fill="none" draw:fill-color="#ffffff" fo:padding-top="-0.049cm" fo:padding-bottom="-0.049cm" fo:padding-left="-0.049cm" fo:padding-right="-0.049cm"/>
    </style:style>
    <style:style style:name="gr5" style:family="graphic" style:parent-style-name="standard">
      <style:graphic-properties draw:stroke="none" svg:stroke-width="0.001cm" draw:fill-color="#00b4ff"/>
    </style:style>
    <style:style style:name="gr6" style:family="graphic" style:parent-style-name="standard">
      <style:graphic-properties draw:stroke="none" svg:stroke-width="0.001cm" draw:fill-color="#000000"/>
    </style:style>
    <style:style style:name="gr7" style:family="graphic" style:parent-style-name="standard">
      <style:graphic-properties draw:stroke="none" svg:stroke-width="0.001cm" draw:fill-color="#ffffff"/>
    </style:style>
    <style:style style:name="gr8" style:family="graphic" style:parent-style-name="standard">
      <style:graphic-properties draw:stroke="none" svg:stroke-width="0.001cm" draw:fill-color="#e4405d"/>
    </style:style>
  </office:automatic-styles>
  <office:body>
    <office:drawing>
      <draw:page draw:name="page1" draw:style-name="dp1" draw:master-page-name="Default">
        <draw:g>
          <draw:glue-point draw:id="4" svg:x="-3.874cm" svg:y="-5cm"/>
          <draw:glue-point draw:id="5" svg:x="5cm" svg:y="-5cm"/>
          <draw:glue-point draw:id="6" svg:x="0.563cm" svg:y="-5cm"/>
          <draw:glue-point draw:id="7" svg:x="-5cm" svg:y="5cm"/>
          <draw:glue-point draw:id="8" svg:x="3.87cm" svg:y="5cm"/>
          <draw:glue-point draw:id="9" svg:x="-0.567cm" svg:y="5cm"/>
          <draw:glue-point draw:id="10" svg:x="-5cm" svg:y="-4.278cm"/>
          <draw:glue-point draw:id="11" svg:x="-5cm" svg:y="0.361cm"/>
          <draw:glue-point draw:id="12" svg:x="5.236cm" svg:y="1.832cm"/>
          <draw:glue-point draw:id="13" svg:x="-0.53cm" svg:y="-0.232cm"/>
          <draw:polygon draw:style-name="gr1" draw:layer="layout" svg:width="1.225cm" svg:height="0.656cm" svg:x="0cm" svg:y="1.344cm" svg:viewBox="0 0 1226 657" draw:points="0,0 0,657 1226,657 1226,0">
            <text:p/>
          </draw:polygon>
          <draw:path draw:style-name="gr2" draw:layer="layout" svg:width="1.22cm" svg:height="0.656cm" svg:x="0.004cm" svg:y="1.344cm" svg:viewBox="0 0 1221 657" svg:d="m0 657h1221v-657h-1221zm0 657z">
            <text:p/>
          </draw:path>
          <draw:polygon draw:style-name="gr3" draw:layer="layout" svg:width="0.156cm" svg:height="0.789cm" svg:x="1.225cm" svg:y="1.2cm" svg:viewBox="0 0 157 790" draw:points="0,143 157,0 157,645 0,790">
            <text:p/>
          </draw:polygon>
          <draw:polygon draw:style-name="gr2" draw:layer="layout" svg:width="0.156cm" svg:height="0.789cm" svg:x="1.225cm" svg:y="1.2cm" svg:viewBox="0 0 157 790" draw:points="0,143 157,0 157,645 0,790">
            <text:p/>
          </draw:polygon>
          <draw:polygon draw:style-name="gr3" draw:layer="layout" svg:width="1.381cm" svg:height="0.144cm" svg:x="0cm" svg:y="1.2cm" svg:viewBox="0 0 1382 145" draw:points="0,145 155,0 1382,0 1225,145">
            <text:p/>
          </draw:polygon>
          <draw:path draw:style-name="gr4" draw:layer="layout" svg:width="1.376cm" svg:height="0.144cm" svg:x="0.004cm" svg:y="1.2cm" svg:viewBox="0 0 1377 145" svg:d="m0 141 151-141h1226l-157 145h-1220zm0-4z">
            <text:p/>
          </draw:path>
          <draw:polygon draw:style-name="gr4" draw:layer="layout" svg:width="1.381cm" svg:height="0.144cm" svg:x="0cm" svg:y="1.2cm" svg:viewBox="0 0 1382 145" draw:points="0,145 155,0 1382,0 1225,145">
            <text:p/>
          </draw:polygon>
          <draw:polygon draw:style-name="gr1" draw:layer="layout" svg:width="1.225cm" svg:height="1.211cm" svg:x="0cm" svg:y="0.144cm" svg:viewBox="0 0 1226 1212" draw:points="0,0 0,1212 1226,1212 1226,0">
            <text:p/>
          </draw:polygon>
          <draw:polygon draw:style-name="gr2" draw:layer="layout" svg:width="1.225cm" svg:height="1.211cm" svg:x="0cm" svg:y="0.144cm" svg:viewBox="0 0 1226 1212" draw:points="0,0 0,1212 1226,1212 1226,0">
            <text:p/>
          </draw:polygon>
          <draw:polygon draw:style-name="gr5" draw:layer="layout" svg:width="1.381cm" svg:height="0.144cm" svg:x="0cm" svg:y="0cm" svg:viewBox="0 0 1382 145" draw:points="0,145 155,0 1382,0 1225,145">
            <text:p/>
          </draw:polygon>
          <draw:polygon draw:style-name="gr2" draw:layer="layout" svg:width="1.381cm" svg:height="0.144cm" svg:x="0cm" svg:y="0cm" svg:viewBox="0 0 1382 145" draw:points="0,145 155,0 1382,0 1225,145">
            <text:p/>
          </draw:polygon>
          <draw:polygon draw:style-name="gr3" draw:layer="layout" svg:width="0.156cm" svg:height="1.344cm" svg:x="1.225cm" svg:y="0cm" svg:viewBox="0 0 157 1345" draw:points="0,144 157,0 157,1201 0,1345">
            <text:p/>
          </draw:polygon>
          <draw:polygon draw:style-name="gr2" draw:layer="layout" svg:width="0.156cm" svg:height="1.344cm" svg:x="1.225cm" svg:y="0cm" svg:viewBox="0 0 157 1345" draw:points="0,144 157,0 157,1201 0,1345">
            <text:p/>
          </draw:polygon>
          <draw:polygon draw:style-name="gr6" draw:layer="layout" svg:width="0.423cm" svg:height="0.188cm" svg:x="0.056cm" svg:y="0.644cm" svg:viewBox="0 0 424 189" draw:points="424,44 100,44 100,0 0,88 100,189 100,144 424,144">
            <text:p/>
          </draw:polygon>
          <draw:polygon draw:style-name="gr6" draw:layer="layout" svg:width="0.334cm" svg:height="0.333cm" svg:x="0.211cm" svg:y="0.355cm" svg:viewBox="0 0 335 334" draw:points="335,267 100,33 133,0 0,0 0,134 33,100 268,334">
            <text:p/>
          </draw:polygon>
          <draw:polygon draw:style-name="gr6" draw:layer="layout" svg:width="0.189cm" svg:height="0.422cm" svg:x="0.501cm" svg:y="0.2cm" svg:viewBox="0 0 190 423" draw:points="144,423 144,89 190,89 100,0 0,89 44,89 44,423">
            <text:p/>
          </draw:polygon>
          <draw:polygon draw:style-name="gr6" draw:layer="layout" svg:width="0.335cm" svg:height="0.333cm" svg:x="0.645cm" svg:y="0.355cm" svg:viewBox="0 0 336 334" draw:points="67,334 302,100 336,134 336,0 202,0 235,33 0,267">
            <text:p/>
          </draw:polygon>
          <draw:polygon draw:style-name="gr6" draw:layer="layout" svg:width="0.423cm" svg:height="0.188cm" svg:x="0.712cm" svg:y="0.644cm" svg:viewBox="0 0 424 189" draw:points="0,144 334,144 334,189 424,88 334,0 334,44 0,44">
            <text:p/>
          </draw:polygon>
          <draw:polygon draw:style-name="gr6" draw:layer="layout" svg:width="0.335cm" svg:height="0.334cm" svg:x="0.645cm" svg:y="0.789cm" svg:viewBox="0 0 336 335" draw:points="0,67 235,301 202,335 336,323 336,201 302,234 67,0">
            <text:p/>
          </draw:polygon>
          <draw:polygon draw:style-name="gr6" draw:layer="layout" svg:width="0.189cm" svg:height="0.422cm" svg:x="0.501cm" svg:y="0.855cm" svg:viewBox="0 0 190 423" draw:points="44,0 44,333 0,333 100,423 190,333 144,333 144,0">
            <text:p/>
          </draw:polygon>
          <draw:polygon draw:style-name="gr6" draw:layer="layout" svg:width="0.334cm" svg:height="0.334cm" svg:x="0.211cm" svg:y="0.789cm" svg:viewBox="0 0 335 335" draw:points="268,0 33,234 0,201 0,335 133,335 100,301 335,67">
            <text:p/>
          </draw:polygon>
          <draw:polygon draw:style-name="gr7" draw:layer="layout" svg:width="0.423cm" svg:height="0.189cm" svg:x="0.067cm" svg:y="0.656cm" svg:viewBox="0 0 424 190" draw:points="424,44 100,44 100,0 0,89 100,190 100,145 424,145">
            <text:p/>
          </draw:polygon>
          <draw:polygon draw:style-name="gr7" draw:layer="layout" svg:width="0.334cm" svg:height="0.334cm" svg:x="0.223cm" svg:y="0.366cm" svg:viewBox="0 0 335 335" draw:points="335,268 100,33 134,0 0,0 0,134 33,100 267,335">
            <text:p/>
          </draw:polygon>
          <draw:polygon draw:style-name="gr7" draw:layer="layout" svg:width="0.189cm" svg:height="0.422cm" svg:x="0.512cm" svg:y="0.211cm" svg:viewBox="0 0 190 423" draw:points="145,423 145,88 190,88 100,0 0,88 45,88 45,423">
            <text:p/>
          </draw:polygon>
          <draw:polygon draw:style-name="gr7" draw:layer="layout" svg:width="0.334cm" svg:height="0.334cm" svg:x="0.657cm" svg:y="0.366cm" svg:viewBox="0 0 335 335" draw:points="67,335 301,100 335,134 335,0 200,0 234,33 0,268">
            <text:p/>
          </draw:polygon>
          <draw:polygon draw:style-name="gr7" draw:layer="layout" svg:width="0.423cm" svg:height="0.189cm" svg:x="0.724cm" svg:y="0.656cm" svg:viewBox="0 0 424 190" draw:points="0,145 334,145 334,190 424,89 334,0 334,44 0,44">
            <text:p/>
          </draw:polygon>
          <draw:polygon draw:style-name="gr7" draw:layer="layout" svg:width="0.334cm" svg:height="0.334cm" svg:x="0.657cm" svg:y="0.8cm" svg:viewBox="0 0 335 335" draw:points="0,67 234,300 200,335 335,323 335,200 301,234 67,0">
            <text:p/>
          </draw:polygon>
          <draw:polygon draw:style-name="gr7" draw:layer="layout" svg:width="0.189cm" svg:height="0.422cm" svg:x="0.512cm" svg:y="0.867cm" svg:viewBox="0 0 190 423" draw:points="45,0 45,334 0,334 100,423 190,334 145,334 145,0">
            <text:p/>
          </draw:polygon>
          <draw:polygon draw:style-name="gr7" draw:layer="layout" svg:width="0.334cm" svg:height="0.334cm" svg:x="0.223cm" svg:y="0.8cm" svg:viewBox="0 0 335 335" draw:points="267,0 33,234 0,200 0,335 134,335 100,300 335,67">
            <text:p/>
          </draw:polygon>
          <draw:polygon draw:style-name="gr6" draw:layer="layout" svg:width="0.367cm" svg:height="0.366cm" svg:x="0.412cm" svg:y="0.567cm" svg:viewBox="0 0 368 367" draw:points="368,183 367,174 367,164 365,155 364,146 362,137 359,128 356,119 353,111 349,102 344,94 340,86 335,78 329,70 323,63 317,56 310,50 303,44 296,38 288,32 281,27 273,22 265,18 256,14 248,11 239,8 230,5 221,3 212,1 202,0 193,0 184,0 174,0 165,0 156,1 146,3 137,5 128,8 120,11 111,14 102,18 94,22 86,27 79,32 71,38 64,44 57,50 50,56 44,63 38,70 33,78 27,86 23,94 18,102 15,111 11,119 8,128 6,137 4,146 2,155 1,164 0,174 0,183 0,192 1,202 2,211 4,220 6,229 8,238 11,247 15,255 18,264 23,272 27,280 33,288 38,295 44,303 50,310 57,316 64,322 71,328 79,334 86,339 94,344 102,348 111,352 120,355 128,358 137,361 146,363 156,364 165,365 174,366 184,367 193,366 202,365 212,364 221,363 230,361 239,358 248,355 256,352 265,348 273,344 281,339 288,334 296,328 303,322 310,316 317,310 323,303 329,295 335,288 340,280 344,272 349,264 353,255 356,247 359,238 362,229 364,220 365,211 367,202 367,192">
            <text:p/>
          </draw:polygon>
          <draw:polygon draw:style-name="gr7" draw:layer="layout" svg:width="0.367cm" svg:height="0.366cm" svg:x="0.434cm" svg:y="0.588cm" svg:viewBox="0 0 368 367" draw:points="368,183 367,174 366,164 365,155 364,146 362,137 359,128 356,119 353,110 349,102 344,94 340,86 335,78 329,70 323,63 317,56 310,50 303,44 296,38 288,32 281,27 273,22 265,18 256,14 248,11 239,8 230,5 221,3 212,2 202,1 193,0 184,0 174,0 165,1 156,2 146,3 137,5 128,8 119,11 111,14 102,18 94,22 86,27 79,32 71,38 64,44 57,50 50,56 44,63 38,70 33,78 27,86 23,94 18,102 15,110 11,119 8,128 5,137 4,146 2,155 1,164 0,174 0,183 0,192 1,201 2,211 4,220 5,229 8,238 11,247 15,255 18,264 23,272 27,280 33,288 38,295 44,302 50,309 57,316 64,322 71,328 79,334 86,338 94,343 102,348 111,352 119,355 128,358 137,360 146,362 156,364 165,365 174,366 184,367 193,366 202,365 212,364 221,362 230,360 239,358 248,355 256,352 265,348 273,343 281,338 288,334 296,328 303,322 310,316 317,309 323,302 329,295 335,288 340,280 344,272 349,264 353,255 356,247 359,238 362,229 364,220 365,211 366,201 367,192">
            <text:p/>
          </draw:polygon>
          <draw:polygon draw:style-name="gr8" draw:layer="layout" svg:width="0.367cm" svg:height="0.366cm" svg:x="0.422cm" svg:y="0.578cm" svg:viewBox="0 0 368 367" draw:points="368,183 367,174 366,165 365,155 363,146 362,137 359,128 356,119 352,110 349,102 344,94 340,86 334,78 329,70 323,64 317,57 310,50 303,44 296,38 289,32 281,27 273,22 265,18 256,14 248,11 239,8 230,6 220,3 212,2 202,0 193,0 184,0 174,0 165,0 156,2 147,3 137,6 129,8 120,11 111,14 102,18 94,22 86,27 78,32 71,38 64,44 57,50 50,57 44,64 38,70 33,78 27,86 23,94 18,102 15,110 11,119 8,128 6,137 4,146 2,155 1,165 0,174 0,183 0,192 1,201 2,211 4,220 6,229 8,238 11,247 15,255 18,264 23,272 27,280 33,288 38,296 44,302 50,309 57,316 64,322 71,328 78,334 86,338 94,343 102,348 111,352 120,355 129,358 137,360 147,363 156,364 165,365 174,366 184,367 193,366 202,365 212,364 220,363 230,360 239,358 248,355 256,352 265,348 273,343 281,338 289,334 296,328 303,322 310,316 317,309 323,302 329,296 334,288 340,280 344,272 349,264 352,255 356,247 359,238 362,229 363,220 365,211 366,201 367,192">
            <text:p/>
          </draw:polygon>
          <draw:polygon draw:style-name="gr6" draw:layer="layout" svg:width="0.189cm" svg:height="0.523cm" svg:x="0.189cm" svg:y="1.411cm" svg:viewBox="0 0 190 524" draw:points="45,434 45,89 0,89 88,0 190,89 145,89 145,434 190,434 88,524 0,434">
            <text:p/>
          </draw:polygon>
          <draw:polygon draw:style-name="gr6" draw:layer="layout" svg:width="0.189cm" svg:height="0.523cm" svg:x="0.523cm" svg:y="1.411cm" svg:viewBox="0 0 190 524" draw:points="45,434 45,89 0,89 89,0 190,89 145,89 145,434 190,434 89,524 0,434">
            <text:p/>
          </draw:polygon>
          <draw:polygon draw:style-name="gr6" draw:layer="layout" svg:width="0.19cm" svg:height="0.523cm" svg:x="0.857cm" svg:y="1.411cm" svg:viewBox="0 0 191 524" draw:points="44,434 44,89 0,89 89,0 191,89 146,89 146,434 191,434 89,524 0,434">
            <text:p/>
          </draw:polygon>
          <draw:polygon draw:style-name="gr7" draw:layer="layout" svg:width="0.189cm" svg:height="0.522cm" svg:x="0.2cm" svg:y="1.422cm" svg:viewBox="0 0 190 523" draw:points="44,434 44,88 0,88 89,0 179,88 134,88 134,434 190,434 89,523 0,434">
            <text:p/>
          </draw:polygon>
          <draw:polygon draw:style-name="gr7" draw:layer="layout" svg:width="0.189cm" svg:height="0.522cm" svg:x="0.534cm" svg:y="1.422cm" svg:viewBox="0 0 190 523" draw:points="44,434 44,88 0,88 89,0 178,88 133,88 133,434 190,434 89,523 0,434">
            <text:p/>
          </draw:polygon>
          <draw:polygon draw:style-name="gr7" draw:layer="layout" svg:width="0.189cm" svg:height="0.522cm" svg:x="0.868cm" svg:y="1.422cm" svg:viewBox="0 0 190 523" draw:points="44,434 44,88 0,88 89,0 179,88 134,88 134,434 190,434 89,523 0,434">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VIP</dc:title>
    <meta:creation-date>2011-02-07T16:35:40</meta:creation-date>
    <meta:editing-duration>P0D</meta:editing-duration>
    <meta:editing-cycles>1</meta:editing-cycles>
    <meta:document-statistic meta:object-count="39"/>
    <meta:generator>OpenOffice.org/3.3$Linux OpenOffice.org_project/330m20$Build-9567</meta:generator>
  </office:meta>
</office:document-meta>
</file>